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965" officeooo:paragraph-rsid="00064965"/>
    </style:style>
    <style:style style:name="P2" style:family="paragraph" style:parent-style-name="Standard">
      <style:text-properties officeooo:rsid="00064965" officeooo:paragraph-rsid="00085a2e"/>
    </style:style>
    <style:style style:name="P3" style:family="paragraph" style:parent-style-name="Standard">
      <style:text-properties officeooo:rsid="00085a2e" officeooo:paragraph-rsid="00085a2e"/>
    </style:style>
    <style:style style:name="P4" style:family="paragraph" style:parent-style-name="Standard">
      <style:text-properties officeooo:rsid="00085a2e" officeooo:paragraph-rsid="000ab29c"/>
    </style:style>
    <style:style style:name="P5" style:family="paragraph" style:parent-style-name="Standard">
      <style:text-properties officeooo:rsid="000ab29c" officeooo:paragraph-rsid="000ab29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ab29c" fo:background-color="#ffff00" loext:char-shading-value="0"/>
    </style:style>
    <style:style style:name="T3" style:family="text">
      <style:text-properties fo:background-color="#ff3300" loext:char-shading-value="0"/>
    </style:style>
    <style:style style:name="T4" style:family="text">
      <style:text-properties officeooo:rsid="00070a17" fo:background-color="#ff3300" loext:char-shading-value="0"/>
    </style:style>
    <style:style style:name="T5" style:family="text">
      <style:text-properties officeooo:rsid="00085a2e"/>
    </style:style>
    <style:style style:name="T6" style:family="text">
      <style:text-properties fo:background-color="#ff66cc" loext:char-shading-value="0"/>
    </style:style>
    <style:style style:name="T7" style:family="text">
      <style:text-properties fo:background-color="#ff6600" loext:char-shading-value="0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ab29c" fo:background-color="#ff3333" loext:char-shading-value="0"/>
    </style:style>
    <style:style style:name="T10" style:family="text">
      <style:text-properties officeooo:rsid="000ab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iR164a </text:span></text:p>
      <text:p text:style-name="P2">UGAGAAUCUCCAUGU<text:span text:style-name="T1">UGGAGAAGCAGGGCACGUGCA</text:span>AACCAACAAACACGAAAUCCGUCUCAUUUGCUUAUUUG<text:span text:style-name="T3">CACGUACUUAACUUCUCCAAC</text:span>AUGAGCUCUUCACCC</text:p>
      <text:p text:style-name="P1"/>
      <text:p text:style-name="P3">C24</text:p>
      <text:p text:style-name="P1">UGAGAAUCUCCAUGU<text:span text:style-name="T1">UGGAGAAGCAGGGCACGUGCA</text:span>AACCAACAAACACGAAAUCCGUCUCAUUUGCUUAUUUG<text:span text:style-name="T3">CACGUACUUAACUUCUC</text:span><text:span text:style-name="T4">U</text:span><text:span text:style-name="T3">AAC</text:span>AUGAGCUCUUCACCC</text:p>
      <text:p text:style-name="P1"/>
      <text:p text:style-name="P4"><text:tab/><text:span text:style-name="T10">GUUAAAUACUAAGUCAAAAGCUUAACAUUUUCUUCAUUAUAAAAUUUGUGUUAUUUACAUGAGCCUUGGAUUCUGCAAUCCACUCCAUGGUGGAGUUUAAAUGGACCCAUCAAUUGGAAGUUGCCUCACACGAACUGAAGUCAGAAAUUGUUAAUUUACAUGAUUCUCAUAUACAUUUAAAACAAAUAUACCUCUUUACGUAUUGUUAUCAUGUUAUGAGUGAUUUAGACUUUAGCAAAUGUUAAUUCUGAAUAAUAAUUUUCUAUCAGUAACACAGUUUCAAAAAGUCAUAACUUUUACAUUUUAUUAUAAUAUUUGCCUAUGUUUAGUGGAAAUGUACAAAAUGUCUAUCUUAUAAAAUUCUCUAUUUGAUUCUAUUGUUAUAUUCUACAUAUAAAUUCAUGAUAUGUGACAUUUUAAUUUUGUUGUUCAAAUCUAUAUUUUAUCCUGCUGAACAAAUUGUAAUAGCGUUAUAACUAAACCCUAUAAUCAAUUAAAAAAUGGUACCGUUUAAGUUGUGGCCCGGAAAAAUUUUUGAGAAAAAAGGAAAAACGAACGGUAGGUCGUAGAAGUAAAAGAGAACCCCGUUGAAUUUCCUUUUGACAUUUGCUAAAACAAAUAAAAUCCCUAGAAAUUUUAUUGGGGGUUUCGCUUAUAUCAUUAGGGACUUUGGAAAAGAAGAAAAUUAUCGAGAGAGAAGAAAGAUUGCGUUGCCCUUUUAAUUCCUGUUAUUUACUUGUUUUCCCGAGAAAAAACUCUUUCAGUUUCUAUUUUUCAUUGUUUCUUCCACGUUUUUCCAAUCUUCUUUCUUCACUGUUUUGCUGUUCAUAGUUGUUAGAUCUUAUGUCUUUUCAAAUCCGAAUCUUAAACUUUGAUCUCUCCUCUCAUCUGAUUAAACCCAUCCAGCAAAAUCCCACCUCUCGAGAGACGAUUGUUGUUCGAUCUUCUCGGUAGCUUUGUGACAACAGAAUCUAGGGUUUCGUUUUUUGUUUUGUUUUUGUUUAAUUCUUUUAUUAAAGUCUUGGUUCAUAAAUAUUCCUGCUAGAAACAACAACUGUACAUCACCAUCAUUAAGAGAAACCCAUCUGCCUCUUUCUCAAUCUCAUAAAUAUUCUCACCGUUCGCUUCUCUCAUCUAAAUGUUCUCUCUGUAGCUUCUCUCUCUCUCUCUAUCUUUUUCCAUCUUAAAGAAAACCCUUUUUGCUCCUUAAGGUGUACCUCUCGAUGUUACAUUCGACAGAAAGGAAAUGAGUGAUUUGUUUUUGGAUCUUUAACCUUUUUGAUCAUGCGGGUUUGACAAAAGAGUCUCUUACAGAGAUCU</text:span><text:span text:style-name="T9">UUGGCAUUCUGUCCACCUCC</text:span><text:span text:style-name="T10">UCUCUCUAUAUUUAUGUGUAAUAAGUGUACGUAUCUACGGUGUGUUUCGUAA<text:tab/>GAUCUGUUAGGGUUUCUUUGUAAAACCCCUCAUGAUUUGAUAUAUAAAGAUAGUGAUCAAUAUCAUUCGGUGAAUACUACUAAGAUCUAAGUUUGAAGAAAACUAGGUAUUAUC</text:span></text:p>
      <text:p text:style-name="P3"/>
      <text:p text:style-name="P5">miR394b</text:p>
      <text:p text:style-name="P5">UUGGCAUUCUGUCCACCUCC</text:p>
      <text:p text:style-name="P5"/>
      <text:p text:style-name="P3">mi394<text:span text:style-name="T10">b</text:span>*</text:p>
      <text:p text:style-name="P3"><text:span text:style-name="T1">AGGUGGGCAUACUGCCAAUA</text:span>GAG</text:p>
      <text:p text:style-name="P3"/>
      <text:p text:style-name="P3">miR394<text:span text:style-name="T10">b</text:span>-1</text:p>
      <text:p text:style-name="P3"><text:span text:style-name="T1">AGGUGGGCAUACUGCCAAUA</text:span><text:span text:style-name="T8">A</text:span>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1:03:21.155547344</meta:creation-date>
    <dc:date>2016-01-22T19:47:25.653911959</dc:date>
    <meta:editing-duration>PT8H13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2" meta:character-count="1828" meta:non-whitespace-character-count="1825"/>
  </office:meta>
</office:document-meta>
</file>